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3F00000220A0830ACE.png" manifest:media-type="image/png"/>
  <manifest:file-entry manifest:full-path="Pictures/100002000000000A0000000AC6B10163.gif" manifest:media-type="image/gif"/>
  <manifest:file-entry manifest:full-path="Pictures/10000201000005B80000044C18D092A4.png" manifest:media-type="image/png"/>
  <manifest:file-entry manifest:full-path="Pictures/100000000000034A00000253CE752D6D.jpg" manifest:media-type="image/jpeg"/>
  <manifest:file-entry manifest:full-path="Pictures/10000000000003E8000002EE4BFC45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Times" svg:font-family="Times" style:font-family-generic="modern" style:font-pitch="variable"/>
    <style:font-face style:name="ヒラギノ角ゴ ProN W31" svg:font-family="'ヒラギノ角ゴ ProN W3'" style:font-family-generic="moder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ヒラギノ角ゴ ProN W3" svg:font-family="'ヒラギノ角ゴ ProN W3'" style:font-family-generic="roman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S PGothic" svg:font-family="'MS PGothic'" style:font-family-generic="swiss" style:font-pitch="variable"/>
    <style:font-face style:name="Myriad Pro" svg:font-family="'Myriad Pro'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OpenSymbol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599cm" fo:min-width="24.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13cm" fo:wrap-option="no-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13cm" fo:wrap-option="no-wrap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13cm" fo:wrap-option="no-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13cm" fo:wrap-option="no-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alfa-subtitle">
      <style:graphic-properties draw:fill-color="#ffffff" draw:auto-grow-height="true" fo:min-height="12.18cm"/>
    </style:style>
    <style:style style:name="pr3" style:family="presentation" style:parent-style-name="alfa-title">
      <style:graphic-properties draw:auto-grow-height="true" fo:min-height="2.743cm"/>
    </style:style>
    <style:style style:name="pr4" style:family="presentation" style:parent-style-name="alfa-notes">
      <style:graphic-properties draw:fill-color="#ffffff" draw:auto-grow-height="true" fo:min-height="13.364cm"/>
    </style:style>
    <style:style style:name="pr5" style:family="presentation" style:parent-style-name="alfa-title">
      <style:graphic-properties draw:auto-grow-height="true" fo:min-height="2.829cm"/>
    </style:style>
    <style:style style:name="pr6" style:family="presentation" style:parent-style-name="alfa-outline1">
      <style:graphic-properties fo:min-height="13.859cm"/>
    </style:style>
    <style:style style:name="pr7" style:family="presentation" style:parent-style-name="alfa-outline1">
      <style:graphic-properties draw:auto-grow-height="true" fo:min-height="12.18cm"/>
    </style:style>
    <style:style style:name="pr8" style:family="presentation" style:parent-style-name="alfa-title">
      <style:graphic-properties draw:auto-grow-height="true" fo:min-height="2.971cm"/>
    </style:style>
    <style:style style:name="pr9" style:family="presentation" style:parent-style-name="alfa-outline1">
      <style:graphic-properties draw:auto-grow-height="true" fo:min-height="12.868cm"/>
    </style:style>
    <style:style style:name="pr10" style:family="presentation" style:parent-style-name="alfa-title">
      <style:graphic-properties draw:stroke="none" draw:fill="none" draw:fill-color="#ffffff" draw:textarea-horizontal-align="justify" draw:textarea-vertical-align="bottom" draw:auto-grow-height="true" draw:auto-grow-width="false" fo:min-height="2.077cm" fo:min-width="0cm" fo:padding-top="0.141cm" fo:padding-bottom="0.141cm" fo:padding-left="0.141cm" fo:padding-right="0.367cm" fo:wrap-option="wrap"/>
    </style:style>
    <style:style style:name="pr11" style:family="presentation" style:parent-style-name="alfa-title">
      <style:graphic-properties draw:stroke="none" draw:fill="none" draw:fill-color="#ffffff" draw:textarea-horizontal-align="justify" draw:textarea-vertical-align="bottom" draw:auto-grow-height="true" draw:auto-grow-width="false" fo:min-height="3.049cm" fo:min-width="0cm" fo:padding-top="0.141cm" fo:padding-bottom="0.141cm" fo:padding-left="0.141cm" fo:padding-right="0.367cm" fo:wrap-option="wrap"/>
    </style:style>
    <style:style style:name="pr12" style:family="presentation" style:parent-style-name="alfa-outline1">
      <style:graphic-properties draw:auto-grow-height="true" fo:min-height="13.123cm"/>
    </style:style>
    <style:style style:name="pr13" style:family="presentation" style:parent-style-name="alfa-outline1">
      <style:graphic-properties draw:auto-grow-height="true" fo:min-height="13.86cm"/>
    </style:style>
    <style:style style:name="pr14" style:family="presentation" style:parent-style-name="alfa-title">
      <style:graphic-properties draw:auto-grow-height="true" fo:min-height="3.164cm"/>
    </style:style>
    <style:style style:name="pr15" style:family="presentation" style:parent-style-name="alfa-outline1">
      <style:graphic-properties draw:auto-grow-height="true" fo:min-height="13.226cm"/>
    </style:style>
    <style:style style:name="pr16" style:family="presentation" style:parent-style-name="alfa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2.371cm" fo:min-width="0cm" fo:padding-top="0.141cm" fo:padding-bottom="0.141cm" fo:padding-left="0.141cm" fo:padding-right="0.367cm" fo:wrap-option="wrap"/>
    </style:style>
    <style:style style:name="pr17" style:family="presentation" style:parent-style-name="alfa-title">
      <style:graphic-properties draw:stroke="none" draw:fill="none" draw:fill-color="#ffffff" draw:textarea-horizontal-align="justify" draw:textarea-vertical-align="bottom" draw:auto-grow-height="true" draw:auto-grow-width="false" fo:min-height="2.542cm" fo:min-width="0cm" fo:padding-top="0.141cm" fo:padding-bottom="0.141cm" fo:padding-left="0.141cm" fo:padding-right="0.367cm" fo:wrap-option="wrap"/>
    </style:style>
    <style:style style:name="pr18" style:family="presentation" style:parent-style-name="alfa-title">
      <style:graphic-properties draw:stroke="none" draw:fill="none" draw:fill-color="#ffffff" draw:textarea-horizontal-align="justify" draw:textarea-vertical-align="bottom" draw:auto-grow-height="true" draw:auto-grow-width="false" fo:min-height="2.259cm" fo:min-width="0cm" fo:padding-top="0.141cm" fo:padding-bottom="0.141cm" fo:padding-left="0.141cm" fo:padding-right="0.367cm" fo:wrap-option="wrap"/>
    </style:style>
    <style:style style:name="P1" style:family="paragraph">
      <loext:graphic-properties draw:fill="none" draw:fill-color="#ffffff"/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  <style:text-properties fo:font-size="19.8999996185303p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4" style:family="paragraph">
      <style:paragraph-properties fo:margin-left="0cm" fo:margin-right="0cm" fo:line-height="100%" fo:text-indent="0cm" style:punctuation-wrap="hanging" style:line-break="strict"/>
      <style:text-properties fo:font-size="19.8999996185303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loext:graphic-properties draw:fill-color="#ffffff"/>
      <style:text-properties fo:font-size="14pt"/>
    </style:style>
    <style:style style:name="P7" style:family="paragraph">
      <style:text-properties fo:font-size="40pt"/>
    </style:style>
    <style:style style:name="P8" style:family="paragraph">
      <loext:graphic-properties draw:fill-color="#ffffff"/>
      <style:text-properties fo:color="#000000" fo:font-size="40pt" style:font-size-asian="40pt" style:font-size-complex="40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text-properties fo:color="#ffffff" fo:font-size="32pt" style:font-size-asian="32pt" style:font-size-complex="32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0.11cm" fo:margin-right="0cm" fo:text-indent="0cm"/>
    </style:style>
    <style:style style:name="P17" style:family="paragraph">
      <loext:graphic-properties draw:fill="none" draw:fill-color="#ffffff"/>
      <style:paragraph-properties fo:margin-left="0.11cm" fo:margin-right="0cm" fo:text-indent="0cm"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.11cm" fo:margin-right="0cm" fo:text-indent="0cm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</style:style>
    <style:style style:name="P19" style:family="paragraph">
      <loext:graphic-properties draw:fill="none" draw:fill-color="#ffffff"/>
      <style:paragraph-properties fo:margin-left="0.11cm" fo:margin-right="0cm" fo:text-indent="0cm" style:writing-mode="lr-tb" style:font-independent-line-spacing="true"/>
    </style:style>
    <style:style style:name="P20" style:family="paragraph">
      <loext:graphic-properties draw:fill-color="#ffffff"/>
      <style:text-properties fo:color="#000000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text-properties fo:color="#ffffff" fo:font-size="28pt" style:font-size-asian="28pt" style:font-size-complex="28pt"/>
    </style:style>
    <style:style style:name="P26" style:family="paragraph">
      <loext:graphic-properties draw:fill="none" draw:fill-color="#ffffff"/>
      <style:paragraph-properties fo:margin-left="0.11cm" fo:margin-right="0cm" fo:text-indent="0cm" style:writing-mode="lr-tb" style:font-independent-line-spacing="true"/>
      <style:text-properties fo:font-size="20pt" style:font-size-asian="20pt" style:font-size-complex="20pt"/>
    </style:style>
    <style:style style:name="P27" style:family="paragraph">
      <style:paragraph-properties fo:margin-left="0.11cm" fo:margin-right="0cm" fo:margin-top="0cm" fo:margin-bottom="0cm" fo:line-height="100%" fo:text-align="start" fo:text-indent="0cm"/>
    </style:style>
    <style:style style:name="P28" style:family="paragraph">
      <style:paragraph-properties fo:margin-left="0.11cm" fo:margin-right="0cm" fo:margin-top="0cm" fo:margin-bottom="0cm" fo:line-height="100%" fo:text-align="start" fo:text-indent="0cm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="none" draw:fill-color="#ffffff"/>
      <style:paragraph-properties fo:margin-left="0.11cm" fo:margin-right="0cm" fo:text-indent="0cm"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color="#d20202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2" style:family="text">
      <style:text-properties fo:color="#d20202" style:font-name="Myriad Pro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" style:family="text">
      <style:text-properties fo:color="#d20202" style:font-name="Myriad Pro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4" style:family="text">
      <style:text-properties fo:color="#d20202" style:font-name="Myriad Pro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5" style:family="text">
      <style:text-properties fo:color="#d20202" style:font-name="Myriad Pro" fo:font-size="20pt" fo:language="pt" fo:country="BR" fo:font-style="italic" fo:font-weight="bold" style:font-size-asian="20pt" style:language-asian="pt" style:country-asian="BR" style:font-style-asian="italic" style:font-weight-asian="bold" style:font-size-complex="20pt" style:language-complex="pt" style:country-complex="BR" style:font-style-complex="italic" style:font-weight-complex="bold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99284c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fo:font-style="italic" style:font-name-asian="Times" style:font-size-asian="16pt" style:font-style-asian="italic" style:font-name-complex="Times" style:font-size-complex="16pt" style:font-style-complex="italic"/>
    </style:style>
    <style:style style:name="T14" style:family="text">
      <style:text-properties fo:font-size="16pt" style:font-name-asian="Times" style:font-size-asian="16pt" style:font-name-complex="Times" style:font-size-complex="16pt"/>
    </style:style>
    <style:style style:name="T15" style:family="text">
      <style:text-properties fo:color="#000000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style:font-name="Times" fo:font-size="14pt" fo:font-style="italic" style:font-name-asian="Times" style:font-size-asian="14pt" style:font-style-asian="italic" style:font-name-complex="Times" style:font-size-complex="14pt" style:font-style-complex="italic"/>
    </style:style>
    <style:style style:name="T22" style:family="text">
      <style:text-properties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d20202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office:forms form:automatic-focus="false" form:apply-design-mode="false"/>
        <draw:custom-shape draw:name="Content Placeholder 2" draw:style-name="gr1" draw:text-style-name="P1" draw:layer="layout" svg:width="25.2cm" svg:height="13.859cm" svg:x="1.4cm" svg:y="3.928cm">
          <text:p/>
          <draw:enhanced-geometry svg:viewBox="0 0 21600 21600" draw:type="mso-spt202" draw:enhanced-path="M 0 0 L 21600 0 21600 21600 0 21600 0 0 Z N"/>
        </draw:custom-shape>
        <draw:custom-shape draw:name="TextBox 4" draw:style-name="gr2" draw:text-style-name="P3" draw:layer="layout" svg:width="15.468cm" svg:height="1.615cm" svg:x="12.726cm" svg:y="0.174cm">
          <text:list text:style-name="L1">
            <text:list-header>
              <text:p text:style-name="P2"><text:span text:style-name="T1">PÓS-GRADUAÇÃO AL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" draw:text-style-name="P5" draw:layer="layout" svg:width="8.774cm" svg:height="1.108cm" svg:x="0.588cm" svg:y="19.061cm">
          <text:list text:style-name="L1">
            <text:list-header>
              <text:p text:style-name="P4"><text:span text:style-name="T2">Diego Am</text:span><text:span text:style-name="T3">érico </text:span><text:span text:style-name="T2">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" draw:text-style-name="P5" draw:layer="layout" svg:width="13.027cm" svg:height="1.955cm" svg:x="9.334cm" svg:y="18.705cm">
          <text:list text:style-name="L1">
            <text:list-header>
              <text:p text:style-name="P4"><text:span text:style-name="T4">PROGRAMAÇ</text:span><text:span text:style-name="T5">ÃO COM FRAMEWORKS E COMPONEN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7.873cm" svg:height="11.136cm" svg:x="6.562cm" svg:y="2.256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fa" presentation:presentation-page-layout-name="AL1T0">
        <office:forms form:automatic-focus="false" form:apply-design-mode="false"/>
        <draw:frame presentation:style-name="pr2" draw:text-style-name="P8" draw:layer="layout" svg:width="25.199cm" svg:height="12.18cm" svg:x="1.4cm" svg:y="4.914cm" presentation:class="subtitle">
          <draw:text-box>
            <text:p text:style-name="P7"><text:span text:style-name="T6">Protocolo UDP</text:span></text:p>
          </draw:text-box>
        </draw:frame>
        <draw:frame presentation:style-name="pr3" draw:layer="layout" svg:width="13.411cm" svg:height="2.743cm" svg:x="0.114cm" svg:y="0.19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fa" presentation:presentation-page-layout-name="AL2T1">
        <office:forms form:automatic-focus="false" form:apply-design-mode="false"/>
        <draw:frame presentation:style-name="pr5" draw:text-style-name="P10" draw:layer="layout" svg:width="13.411cm" svg:height="2.829cm" svg:x="0.114cm" svg:y="0.147cm" presentation:class="title" presentation:user-transformed="true">
          <draw:text-box>
            <text:p><text:span text:style-name="T7">Características do protocolo UDP</text:span>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8">Datagramas são emitidos entre processos sem a existência de confirmações ou novas tentativas de transmissão</text:span></text:p>
              </text:list-item>
              <text:list-item>
                <text:p><text:span text:style-name="T8">Se ocorrer uma falha, a mensagem pode não chegar</text:span></text:p>
              </text:list-item>
              <text:list-item>
                <text:p><text:span text:style-name="T8">Datagrama carrega o endereço de destino do processo remetente</text:span></text:p>
              </text:list-item>
              <text:list-item>
                <text:p><text:span text:style-name="T8">O processo destino deve especificar um vetor de bytes para receber as mensagens (datagrama IP pode ter até 64KB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fa" presentation:presentation-page-layout-name="AL2T1">
        <office:forms form:automatic-focus="false" form:apply-design-mode="false"/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loqueio: send não bloqueante e receive bloqueante</text:p>
                <text:list>
                  <text:list-item>
                    <text:p>A operação send retornará assim que a mensagem for copiada para o buffer da máquina</text:p>
                  </text:list-item>
                  <text:list-item>
                    <text:p>Ao chegar, a mensagem é copiada para a fila de recepção do socket associado ao processo destino</text:p>
                  </text:list-item>
                  <text:list-item>
                    <text:p>A mensagem é recuperada dessa fila quando a operação receive é executada</text:p>
                  </text:list-item>
                  <text:list-item>
                    <text:p>Receive bloqueia a execução do processo até que um datagrama seja recebido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3.411cm" svg:height="2.829cm" svg:x="0.115cm" svg:y="0.148cm" presentation:class="title" presentation:user-transformed="true">
          <draw:text-box>
            <text:p><text:span text:style-name="T7">Características do protocolo UD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fa" presentation:presentation-page-layout-name="AL2T1">
        <office:forms form:automatic-focus="false" form:apply-design-mode="false"/>
        <draw:frame presentation:style-name="pr3" draw:text-style-name="P14" draw:layer="layout" svg:width="13.411cm" svg:height="2.743cm" svg:x="0.114cm" svg:y="0.19cm" presentation:class="title" presentation:user-transformed="true">
          <draw:text-box>
            <text:p><text:span text:style-name="T9">Características do protocolo UDP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imeout</text:p>
                <text:list>
                  <text:list-item>
                    <text:p>Em algumas situações não é desejado que um processo espere indefinidamente por uma mensagem</text:p>
                  </text:list-item>
                  <text:list-item>
                    <text:p>Timeout (limites temporais) podem ser configurados <text:s/>nos sockets.</text:p>
                  </text:list-item>
                  <text:list-item>
                    <text:p>O timeout deve ser bem grande, em comparação com o tempo exigido para transmitir uma mensag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fa" presentation:presentation-page-layout-name="AL2T1">
        <office:forms form:automatic-focus="false" form:apply-design-mode="false"/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delo de Falhas</text:p>
                <text:list>
                  <text:list-item>
                    <text:p>Falhas por omissão</text:p>
                    <text:list>
                      <text:list-item>
                        <text:p>Mensagens podem ser descartadas (<text:span text:style-name="T10">buffer</text:span> de origem, destino ou canal) por erros de <text:span text:style-name="T10">checksum</text:span> e espaço disponível no <text:span text:style-name="T10">buffer</text:span></text:p>
                      </text:list-item>
                    </text:list>
                  </text:list-item>
                  <text:list-item>
                    <text:p>Ordenamento</text:p>
                    <text:list>
                      <text:list-item>
                        <text:p>Mensagens podem ser entregues fora de ordem</text:p>
                      </text:list-item>
                    </text:list>
                  </text:list-item>
                </text:list>
              </text:list-item>
              <text:list-item>
                <text:p><text:span text:style-name="T11">É possível criar um serviço confiável, desde que as falhas sejam tratadas na camada de aplicação</text:span></text:p>
              </text:list-item>
            </text:list>
          </draw:text-box>
        </draw:frame>
        <draw:frame presentation:style-name="pr3" draw:text-style-name="P14" draw:layer="layout" svg:width="13.411cm" svg:height="2.743cm" svg:x="0.115cm" svg:y="0.191cm" presentation:class="title" presentation:user-transformed="true">
          <draw:text-box>
            <text:p><text:span text:style-name="T9">Características do protocolo UD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fa" presentation:presentation-page-layout-name="AL2T1">
        <office:forms form:automatic-focus="false" form:apply-design-mode="false"/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Exemplos de Serviços que utilizam UDP</text:p>
                <text:list>
                  <text:list-item>
                    <text:p>DNS</text:p>
                  </text:list-item>
                  <text:list-item>
                    <text:p>VOIP</text:p>
                  </text:list-item>
                </text:list>
              </text:list-item>
            </text:list>
          </draw:text-box>
        </draw:frame>
        <draw:frame presentation:style-name="pr3" draw:text-style-name="P14" draw:layer="layout" svg:width="13.411cm" svg:height="2.743cm" svg:x="0.115cm" svg:y="0.191cm" presentation:class="title" presentation:user-transformed="true">
          <draw:text-box>
            <text:p><text:span text:style-name="T9">Características do protocolo UD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fa" presentation:presentation-page-layout-name="AL2T1">
        <office:forms form:automatic-focus="false" form:apply-design-mode="false"/>
        <draw:frame presentation:style-name="pr8" draw:text-style-name="P15" draw:layer="layout" svg:width="10.904cm" svg:height="2.971cm" svg:x="0.372cm" svg:y="0.088cm" presentation:class="title" presentation:user-transformed="true">
          <draw:text-box>
            <text:p><text:span text:style-name="T12">API de Java para Programação com socket</text:span></text:p>
          </draw:text-box>
        </draw:frame>
        <draw:frame presentation:style-name="pr9" draw:layer="layout" svg:width="25.199cm" svg:height="12.868cm" svg:x="1.4cm" svg:y="4.914cm" presentation:class="outline">
          <draw:text-box>
            <text:list text:style-name="L3">
              <text:list-item>
                <text:p>Classes Principais</text:p>
                <text:list>
                  <text:list-item>
                    <text:p>InetAddress: representa um endereço IP. </text:p>
                    <text:list>
                      <text:list-item>
                        <text:p>GetByName (String): Obtem uma instância InetAddress a partir de um nome de domínio ou endereço IP.</text:p>
                      </text:list-item>
                    </text:list>
                  </text:list-item>
                  <text:list-item>
                    <text:p>DatagramPacket: representa um datagrama UDP</text:p>
                    <text:list>
                      <text:list-item>
                        <text:p>DatagramPacket(mensagem, tamanho,IP, porta)</text:p>
                      </text:list-item>
                      <text:list-item>
                        <text:p>DatagramPacket(mensagem, tamanho)</text:p>
                      </text:list-item>
                      <text:list-item>
                        <text:p>getData: recupera a mensagem</text:p>
                      </text:list-item>
                      <text:list-item>
                        <text:p>getPort: recupera a porta</text:p>
                      </text:list-item>
                      <text:list-item>
                        <text:p>getAddress: recupera o I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fa" presentation:presentation-page-layout-name="AL2T1">
        <office:forms form:automatic-focus="false" form:apply-design-mode="false"/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lasses Principais</text:p>
                <text:list>
                  <text:list-item>
                    <text:p>DatagramSocket: representa o socket UDP</text:p>
                    <text:list>
                      <text:list-item>
                        <text:p>DatagramSocket(): cria um socket no cliente</text:p>
                      </text:list-item>
                      <text:list-item>
                        <text:p>DatagramSocket(porta): cria um socket no Servidor</text:p>
                      </text:list-item>
                      <text:list-item>
                        <text:p>send(datagrama): envia um DatagramPacket contendo mensagem e endereço de destino</text:p>
                      </text:list-item>
                      <text:list-item>
                        <text:p>receive(datagrama): recebe um DatagramPacket</text:p>
                      </text:list-item>
                      <text:list-item>
                        <text:p>setSoTimeout(tempo): configura timeout para o socke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5" draw:layer="layout" svg:width="10.904cm" svg:height="2.971cm" svg:x="0.372cm" svg:y="0.089cm" presentation:class="title" presentation:user-transformed="true">
          <draw:text-box>
            <text:p><text:span text:style-name="T12">API de Java para Programação com socke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fa">
        <office:forms form:automatic-focus="false" form:apply-design-mode="false"/>
        <draw:frame presentation:style-name="pr10" draw:text-style-name="P17" draw:layer="layout" svg:width="15.125cm" svg:height="2.359cm" svg:x="0.456cm" svg:y="0.372cm" presentation:class="title" presentation:user-transformed="true">
          <draw:text-box>
            <text:list text:style-name="L2">
              <text:list-header>
                <text:p text:style-name="P16"><text:span text:style-name="T12">UDP client sends a message to the server and gets a reply</text:span></text:p>
              </text:list-header>
            </text:list>
          </draw:text-box>
        </draw:frame>
        <draw:custom-shape draw:style-name="gr6" draw:text-style-name="P19" draw:layer="layout" svg:width="27.588cm" svg:height="14.873cm" svg:x="-0.122cm" svg:y="4.701cm">
          <text:list text:style-name="L4">
            <text:list-header>
              <text:p text:style-name="P16"><text:span text:style-name="T13">import java.net.*;</text:span></text:p>
              <text:p text:style-name="P16"><text:span text:style-name="T13">import java.io.*;</text:span></text:p>
              <text:p text:style-name="P16"><text:span text:style-name="T13">public class UDPClient{</text:span></text:p>
              <text:p text:style-name="P16"><text:span text:style-name="T13"><text:s text:c="4"/></text:span><text:span text:style-name="T13">public static void main(String args[]){ </text:span></text:p>
              <text:p text:style-name="P18"><text:span text:style-name="T13"><text:tab/></text:span><text:span text:style-name="T13">// args give message contents and server hostname</text:span></text:p>
              <text:p text:style-name="P18"><text:span text:style-name="T13"><text:tab/></text:span><text:span text:style-name="T13">DatagramSocket aSocket = null;</text:span></text:p>
              <text:p text:style-name="P18"><text:span text:style-name="T13"><text:tab/></text:span><text:span text:style-name="T13"> <text:s/></text:span><text:span text:style-name="T13">try {</text:span></text:p>
              <text:p text:style-name="P18"><text:span text:style-name="T13"><text:tab/></text:span><text:span text:style-name="T13"><text:tab/></text:span><text:span text:style-name="T13">aSocket = new DatagramSocket(); <text:s text:c="3"/></text:span></text:p>
              <text:p text:style-name="P18"><text:span text:style-name="T13"><text:tab/></text:span><text:span text:style-name="T13"><text:tab/></text:span><text:span text:style-name="T13">byte [] m = args[0].getBytes();</text:span></text:p>
              <text:p text:style-name="P18"><text:span text:style-name="T13"><text:tab/></text:span><text:span text:style-name="T13"><text:tab/></text:span><text:span text:style-name="T13">InetAddress aHost = InetAddress.getByName(args[1]);</text:span></text:p>
              <text:p text:style-name="P18"><text:span text:style-name="T13"><text:tab/></text:span><text:span text:style-name="T13"><text:tab/></text:span><text:span text:style-name="T13">int serverPort = 6789;</text:span><text:span text:style-name="T13"><text:tab/></text:span><text:span text:style-name="T13"><text:tab/></text:span><text:span text:style-name="T13"> <text:s text:c="48"/></text:span></text:p>
              <text:p text:style-name="P18"><text:span text:style-name="T13"><text:tab/></text:span><text:span text:style-name="T13"><text:tab/></text:span><text:span text:style-name="T13">DatagramPacket request = new DatagramPacket(m, <text:s text:c="2"/>args[0].length(), aHost, serverPort);</text:span></text:p>
              <text:p text:style-name="P18"><text:span text:style-name="T13"><text:tab/></text:span><text:span text:style-name="T13"><text:tab/></text:span><text:span text:style-name="T13">aSocket.send(request);</text:span><text:span text:style-name="T13"><text:tab/></text:span><text:span text:style-name="T13"><text:tab/></text:span><text:span text:style-name="T13"><text:tab/></text:span><text:span text:style-name="T13"> <text:s text:c="23"/></text:span></text:p>
              <text:p text:style-name="P18"><text:span text:style-name="T13"><text:tab/></text:span><text:span text:style-name="T13"><text:tab/></text:span><text:span text:style-name="T13">byte[] buffer = new byte[1000];</text:span></text:p>
              <text:p text:style-name="P18"><text:span text:style-name="T13"><text:tab/></text:span><text:span text:style-name="T13"><text:tab/></text:span><text:span text:style-name="T13">DatagramPacket reply = new DatagramPacket(buffer, buffer.length);</text:span><text:span text:style-name="T13"><text:tab/></text:span></text:p>
              <text:p text:style-name="P18"><text:span text:style-name="T13"><text:tab/></text:span><text:span text:style-name="T13"><text:tab/></text:span><text:span text:style-name="T13">aSocket.receive(reply);</text:span></text:p>
              <text:p text:style-name="P18"><text:span text:style-name="T13"><text:tab/></text:span><text:span text:style-name="T13"><text:tab/></text:span><text:span text:style-name="T13">System.out.println("Reply: " + new String(reply.getData()));</text:span><text:span text:style-name="T13"><text:tab/></text:span></text:p>
              <text:p text:style-name="P18"><text:span text:style-name="T13"><text:tab/></text:span><text:span text:style-name="T13"> <text:s/></text:span><text:span text:style-name="T13">}catch (SocketException e){System.out.println("Socket: " + e.getMessage());</text:span></text:p>
              <text:p text:style-name="P18"><text:span text:style-name="T14"><text:tab/></text:span><text:span text:style-name="T14"> <text:s/></text:span><text:span text:style-name="T13">}catch (IOException e){System.out.println("IO: " + e.getMessage());}</text:span></text:p>
              <text:p text:style-name="P18"><text:span text:style-name="T13"><text:tab/></text:span><text:span text:style-name="T13">finally {if(aSocket != null) aSocket.close();}</text:span></text:p>
              <text:p text:style-name="P16"><text:span text:style-name="T13"><text:s text:c="3"/></text:span><text:span text:style-name="T13">} </text:span></text:p>
              <text:p text:style-name="P16"><text:span text:style-name="T13">}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fa">
        <office:forms form:automatic-focus="false" form:apply-design-mode="false"/>
        <draw:frame presentation:style-name="pr11" draw:text-style-name="P17" draw:layer="layout" svg:width="13.197cm" svg:height="3.331cm" svg:x="1.248cm" svg:y="-0.151cm" presentation:class="title" presentation:user-transformed="true">
          <draw:text-box>
            <text:list text:style-name="L2">
              <text:list-header>
                <text:p text:style-name="P16"><text:span text:style-name="T12">UDP server repeatedly receives a request and sends it back to the client</text:span></text:p>
              </text:list-header>
            </text:list>
          </draw:text-box>
        </draw:frame>
        <draw:custom-shape draw:style-name="gr7" draw:text-style-name="P19" draw:layer="layout" svg:width="23.466cm" svg:height="13.521cm" svg:x="1.827cm" svg:y="5.441cm">
          <text:list text:style-name="L4">
            <text:list-header>
              <text:p text:style-name="P16"><text:span text:style-name="T13">import java.net.*;</text:span></text:p>
              <text:p text:style-name="P16"><text:span text:style-name="T13">import java.io.*;</text:span></text:p>
              <text:p text:style-name="P16"><text:span text:style-name="T13">public class UDPServer{</text:span></text:p>
              <text:p text:style-name="P18"><text:span text:style-name="T13"><text:tab/></text:span><text:span text:style-name="T13">public static void main(String args[]){ </text:span></text:p>
              <text:p text:style-name="P18"><text:span text:style-name="T13"><text:tab/></text:span><text:span text:style-name="T13">DatagramSocket aSocket = null;</text:span></text:p>
              <text:p text:style-name="P18"><text:span text:style-name="T13"><text:tab/></text:span><text:span text:style-name="T13"> <text:s text:c="3"/></text:span><text:span text:style-name="T13">try{</text:span></text:p>
              <text:p text:style-name="P18"><text:span text:style-name="T13"><text:tab/></text:span><text:span text:style-name="T13"> <text:s text:c="3"/></text:span><text:span text:style-name="T13"><text:tab/></text:span><text:span text:style-name="T13">aSocket = new DatagramSocket(6789);</text:span></text:p>
              <text:p text:style-name="P18"><text:span text:style-name="T13"><text:tab/></text:span><text:span text:style-name="T13"><text:tab/></text:span><text:span text:style-name="T13">byte[] buffer = new byte[1000];</text:span></text:p>
              <text:p text:style-name="P18"><text:span text:style-name="T13"><text:s/></text:span><text:span text:style-name="T13"><text:tab/></text:span><text:span text:style-name="T13"><text:tab/></text:span><text:span text:style-name="T13">while(true){</text:span></text:p>
              <text:p text:style-name="P18"><text:span text:style-name="T13"><text:s/></text:span><text:span text:style-name="T13"><text:tab/></text:span><text:span text:style-name="T13"><text:tab/></text:span><text:span text:style-name="T13"> <text:s text:c="3"/></text:span><text:span text:style-name="T13">DatagramPacket request = new DatagramPacket(buffer, buffer.length);</text:span></text:p>
              <text:p text:style-name="P18"><text:span text:style-name="T13"><text:s text:c="2"/></text:span><text:span text:style-name="T13"><text:tab/></text:span><text:span text:style-name="T13"><text:tab/></text:span><text:span text:style-name="T13"> <text:s text:c="2"/></text:span><text:span text:style-name="T13">aSocket.receive(request); <text:s text:c="4"/></text:span></text:p>
              <text:p text:style-name="P18"><text:span text:style-name="T13"><text:s text:c="4"/></text:span><text:span text:style-name="T13"><text:tab/></text:span><text:span text:style-name="T13"><text:tab/></text:span><text:span text:style-name="T13"> <text:s text:c="2"/></text:span><text:span text:style-name="T13">DatagramPacket reply = new DatagramPacket(request.getData(), </text:span></text:p>
              <text:p text:style-name="P18"><text:span text:style-name="T13"><text:tab/></text:span><text:span text:style-name="T13"><text:tab/></text:span><text:span text:style-name="T13"> <text:s text:c="2"/></text:span><text:span text:style-name="T13"><text:tab/></text:span><text:span text:style-name="T13">request.getLength(), request.getAddress(), request.getPort());</text:span></text:p>
              <text:p text:style-name="P18"><text:span text:style-name="T13"><text:tab/></text:span><text:span text:style-name="T13"><text:tab/></text:span><text:span text:style-name="T13"> <text:s text:c="2"/></text:span><text:span text:style-name="T13">aSocket.send(reply);</text:span></text:p>
              <text:p text:style-name="P18"><text:span text:style-name="T13"><text:tab/></text:span><text:span text:style-name="T13"><text:tab/></text:span><text:span text:style-name="T13">}</text:span></text:p>
              <text:p text:style-name="P18"><text:span text:style-name="T13"><text:tab/></text:span><text:span text:style-name="T13"> <text:s text:c="3"/></text:span><text:span text:style-name="T13">}catch (SocketException e){System.out.println("Socket: " + e.getMessage());</text:span></text:p>
              <text:p text:style-name="P18"><text:span text:style-name="T13"><text:tab/></text:span><text:span text:style-name="T13"> <text:s text:c="2"/></text:span><text:span text:style-name="T13">}catch (IOException e) {System.out.println("IO: " + e.getMessage());}</text:span></text:p>
              <text:p text:style-name="P18"><text:span text:style-name="T14"><text:tab/></text:span><text:span text:style-name="T13">finally {if(aSocket != null) aSocket.close();}</text:span></text:p>
              <text:p text:style-name="P16"><text:span text:style-name="T13"><text:s text:c="4"/></text:span><text:span text:style-name="T13">}</text:span></text:p>
              <text:p text:style-name="P16"><text:span text:style-name="T13">}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fa" presentation:presentation-page-layout-name="AL1T0">
        <office:forms form:automatic-focus="false" form:apply-design-mode="false"/>
        <draw:frame presentation:style-name="pr3" draw:layer="layout" svg:width="13.411cm" svg:height="2.743cm" svg:x="0.114cm" svg:y="0.19cm" presentation:class="title" presentation:placeholder="true">
          <draw:text-box/>
        </draw:frame>
        <draw:frame presentation:style-name="pr2" draw:text-style-name="P20" draw:layer="layout" svg:width="25.199cm" svg:height="12.18cm" svg:x="1.4cm" svg:y="4.914cm" presentation:class="subtitle">
          <draw:text-box>
            <text:p><text:span text:style-name="T15">Protocolo TC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fa" presentation:presentation-page-layout-name="AL2T1">
        <office:forms form:automatic-focus="false" form:apply-design-mode="false"/>
        <draw:frame presentation:style-name="pr3" draw:text-style-name="P21" draw:layer="layout" svg:width="13.411cm" svg:height="2.743cm" svg:x="0.114cm" svg:y="0.19cm" presentation:class="title" presentation:user-transformed="true">
          <draw:text-box>
            <text:p><text:span text:style-name="T16">Características do protocolo TCP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Tamanho das mensagens é ilimitado</text:p>
              </text:list-item>
              <text:list-item>
                <text:p>Usa esquema de confirmação de mensagem que permite retransmissão em caso de perda</text:p>
              </text:list-item>
              <text:list-item>
                <text:p>Usa esquema de controle de fluxo que bloqueia remetentes rápidos</text:p>
              </text:list-item>
              <text:list-item>
                <text:p>Usa identificadores de mensagens, permitindo detectar e rejeitar pacotes duplicados e ordenar <text:s/>pacotes que chegam fora de ordem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fa" presentation:presentation-page-layout-name="AL2T1">
        <office:forms form:automatic-focus="false" form:apply-design-mode="false"/>
        <draw:frame presentation:style-name="pr7" draw:text-style-name="P22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7">Dois processos estabelecem uma conexão antes da troca de mensagem</text:span></text:p>
              </text:list-item>
              <text:list-item>
                <text:p><text:span text:style-name="T17">Com a conexão, os processos lêem e escrevem fluxos, sem necessidade de usar IP e <text:s/>porta</text:span></text:p>
              </text:list-item>
              <text:list-item>
                <text:p><text:span text:style-name="T17">Conexão</text:span></text:p>
              </text:list-item>
            </text:list>
          </draw:text-box>
        </draw:frame>
        <draw:ellipse draw:style-name="gr8" draw:text-style-name="P23" draw:layer="layout" svg:width="1.13cm" svg:height="0.984cm" svg:x="3.536cm" svg:y="13.63cm">
          <text:p/>
        </draw:ellipse>
        <draw:ellipse draw:style-name="gr8" draw:text-style-name="P23" draw:layer="layout" svg:width="1.13cm" svg:height="0.984cm" svg:x="17.536cm" svg:y="13.63cm">
          <text:p/>
        </draw:ellipse>
        <draw:ellipse draw:style-name="gr8" draw:text-style-name="P23" draw:layer="layout" svg:width="1.13cm" svg:height="0.984cm" svg:x="17.536cm" svg:y="17.83cm">
          <text:p/>
        </draw:ellipse>
        <draw:frame draw:style-name="gr9" draw:text-style-name="P24" draw:layer="layout" svg:width="5.722cm" svg:height="0.962cm" svg:x="1.4cm" svg:y="12.429cm">
          <draw:text-box>
            <text:p>Socket Cliente</text:p>
          </draw:text-box>
        </draw:frame>
        <draw:frame draw:style-name="gr9" draw:text-style-name="P24" draw:layer="layout" svg:width="5.212cm" svg:height="0.962cm" svg:x="15.38cm" svg:y="12.429cm">
          <draw:text-box>
            <text:p>Socket Servidor</text:p>
          </draw:text-box>
        </draw:frame>
        <draw:line draw:style-name="gr10" draw:text-style-name="P23" draw:layer="layout" svg:x1="4.666cm" svg:y1="14.215cm" svg:x2="17.536cm" svg:y2="14.215cm">
          <text:p/>
        </draw:line>
        <draw:frame draw:style-name="gr9" draw:text-style-name="P24" draw:layer="layout" svg:width="3.098cm" svg:height="0.962cm" svg:x="8.966cm" svg:y="12.976cm">
          <draw:text-box>
            <text:p>connect</text:p>
          </draw:text-box>
        </draw:frame>
        <draw:line draw:style-name="gr10" draw:text-style-name="P23" draw:layer="layout" svg:x1="18.115cm" svg:y1="14.614cm" svg:x2="18.115cm" svg:y2="17.83cm">
          <text:p/>
        </draw:line>
        <draw:frame draw:style-name="gr9" draw:text-style-name="P24" draw:layer="layout" svg:width="2.77cm" svg:height="0.962cm" svg:x="18.589cm" svg:y="15.6cm">
          <draw:text-box>
            <text:p>accept</text:p>
          </draw:text-box>
        </draw:frame>
        <draw:line draw:style-name="gr11" draw:text-style-name="P23" draw:layer="layout" svg:x1="4.374cm" svg:y1="14.614cm" svg:x2="17.536cm" svg:y2="18.37cm">
          <text:p/>
        </draw:line>
        <draw:frame presentation:style-name="pr3" draw:text-style-name="P21" draw:layer="layout" svg:width="13.411cm" svg:height="2.743cm" svg:x="0.115cm" svg:y="0.191cm" presentation:class="title" presentation:user-transformed="true">
          <draw:text-box>
            <text:p><text:span text:style-name="T16">Características do protocolo TC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fa" presentation:presentation-page-layout-name="AL2T1">
        <office:forms form:automatic-focus="false" form:apply-design-mode="false"/>
        <draw:frame presentation:style-name="pr12" draw:layer="layout" svg:width="25.199cm" svg:height="13.123cm" svg:x="1.4cm" svg:y="4.914cm" presentation:class="outline">
          <draw:text-box>
            <text:list text:style-name="L3">
              <text:list-item>
                <text:p>Bloqueio</text:p>
                <text:list>
                  <text:list-item>
                    <text:p>Um processo pode ficar bloqueado ao executar <text:s/>uma operação receive e a fila estiver vazia</text:p>
                  </text:list-item>
                  <text:list-item>
                    <text:p>Um processo pode ficar bloqueado ao executar uma operação send e a fila do receptor estiver cheia</text:p>
                  </text:list-item>
                </text:list>
              </text:list-item>
              <text:list-item>
                <text:p>Threads</text:p>
                <text:list>
                  <text:list-item>
                    <text:p>Quando um servidor aceita uma conexão, geralmente ele cria uma nova <text:span text:style-name="T10">thread</text:span><text:span text:style-name="T18"> para se comunicar com o cliente</text:span></text:p>
                  </text:list-item>
                </text:list>
              </text:list-item>
            </text:list>
          </draw:text-box>
        </draw:frame>
        <draw:frame presentation:style-name="pr3" draw:text-style-name="P21" draw:layer="layout" svg:width="13.411cm" svg:height="2.743cm" svg:x="0.115cm" svg:y="0.191cm" presentation:class="title" presentation:user-transformed="true">
          <draw:text-box>
            <text:p><text:span text:style-name="T16">Características do protocolo TC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fa" presentation:presentation-page-layout-name="AL2T1">
        <office:forms form:automatic-focus="false" form:apply-design-mode="false"/>
        <draw:frame presentation:style-name="pr1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Modelo de Falhas</text:p>
                <text:list>
                  <text:list-item>
                    <text:p>Fahas por omissão: </text:p>
                    <text:list>
                      <text:list-item>
                        <text:p>Se a perda de pacotes ultrapassar um limite</text:p>
                      </text:list-item>
                      <text:list-item>
                        <text:p>Se a rede for rompida</text:p>
                      </text:list-item>
                      <text:list-item>
                        <text:p>Se a rede estiver congestionada</text:p>
                      </text:list-item>
                    </text:list>
                  </text:list-item>
                  <text:list-item>
                    <text:p>O protocolo TCP não fornece comunicação confiável, pois não garante a entrega diante de todas as dificuldades possíveis.</text:p>
                  </text:list-item>
                </text:list>
              </text:list-item>
              <text:list-item>
                <text:p>Uso do TCP</text:p>
                <text:list>
                  <text:list-item>
                    <text:p>HTTP, FTP, Telnet, SMTP</text:p>
                  </text:list-item>
                </text:list>
              </text:list-item>
            </text:list>
          </draw:text-box>
        </draw:frame>
        <draw:frame presentation:style-name="pr3" draw:text-style-name="P21" draw:layer="layout" svg:width="13.411cm" svg:height="2.743cm" svg:x="0.115cm" svg:y="0.191cm" presentation:class="title" presentation:user-transformed="true">
          <draw:text-box>
            <text:p><text:span text:style-name="T16">Características do protocolo TC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fa" presentation:presentation-page-layout-name="AL2T1">
        <office:forms form:automatic-focus="false" form:apply-design-mode="false"/>
        <draw:frame presentation:style-name="pr14" draw:text-style-name="P25" draw:layer="layout" svg:width="15.5cm" svg:height="3.164cm" svg:x="0.282cm" svg:y="-0.085cm" presentation:class="title" presentation:user-transformed="true">
          <draw:text-box>
            <text:p><text:span text:style-name="T19">API de Java para Programação com socket</text:span></text:p>
          </draw:text-box>
        </draw:frame>
        <draw:frame presentation:style-name="pr15" draw:layer="layout" svg:width="25.199cm" svg:height="13.226cm" svg:x="1.4cm" svg:y="4.914cm" presentation:class="outline">
          <draw:text-box>
            <text:list text:style-name="L3">
              <text:list-item>
                <text:p>Classes</text:p>
                <text:list>
                  <text:list-item>
                    <text:p>ServerSocket: representa o socket do servidor, no qual ele espera requisições connect</text:p>
                    <text:list>
                      <text:list-item>
                        <text:p>Accept(): recupera um pedido da fila do socket ou bloqueia se fila estiver vazia. Retorna uma instância de Socket</text:p>
                      </text:list-item>
                    </text:list>
                  </text:list-item>
                  <text:list-item>
                    <text:p>Socket: classe usada pelos dois processos para ler ou escrever fluxos</text:p>
                    <text:list>
                      <text:list-item>
                        <text:p>Socket(host,porta): cria socket no cliente e o connecta ao servidor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fa">
        <office:forms form:automatic-focus="false" form:apply-design-mode="false"/>
        <draw:frame presentation:style-name="pr16" draw:text-style-name="P26" draw:layer="layout" svg:width="15.259cm" svg:height="2.653cm" svg:x="0.033cm" svg:y="0.027cm" presentation:class="title" presentation:user-transformed="true">
          <draw:text-box>
            <text:list text:style-name="L5">
              <text:list-header>
                <text:p text:style-name="P16"><text:span text:style-name="T20">TCP client makes connection to server, sends request and receives reply</text:span></text:p>
              </text:list-header>
            </text:list>
          </draw:text-box>
        </draw:frame>
        <draw:custom-shape draw:style-name="gr12" draw:text-style-name="P29" draw:layer="layout" svg:width="23.918cm" svg:height="14.288cm" svg:x="2.429cm" svg:y="4.717cm">
          <text:list text:style-name="L4">
            <text:list-header>
              <text:p text:style-name="P27"><text:span text:style-name="T21">import java.net.*;</text:span></text:p>
              <text:p text:style-name="P27"><text:span text:style-name="T21">import java.io.*;</text:span></text:p>
              <text:p text:style-name="P27"><text:span text:style-name="T21">public class TCPClient {</text:span></text:p>
              <text:p text:style-name="P28"><text:span text:style-name="T21"><text:tab/></text:span><text:span text:style-name="T21">public static void main (String args[]) {</text:span></text:p>
              <text:p text:style-name="P28"><text:span text:style-name="T21"><text:tab/></text:span><text:span text:style-name="T21">// arguments supply message and hostname of destination</text:span></text:p>
              <text:p text:style-name="P28"><text:span text:style-name="T21"><text:tab/></text:span><text:span text:style-name="T21">Socket s = null;</text:span></text:p>
              <text:p text:style-name="P28"><text:span text:style-name="T21"><text:tab/></text:span><text:span text:style-name="T21"> <text:s text:c="3"/></text:span><text:span text:style-name="T21">try{</text:span></text:p>
              <text:p text:style-name="P28"><text:span text:style-name="T21"><text:tab/></text:span><text:span text:style-name="T21"> <text:s text:c="3"/></text:span><text:span text:style-name="T21"><text:tab/></text:span><text:span text:style-name="T21">int serverPort = 7896;</text:span></text:p>
              <text:p text:style-name="P28"><text:span text:style-name="T21"><text:tab/></text:span><text:span text:style-name="T21"> <text:s text:c="2"/></text:span><text:span text:style-name="T21"><text:tab/></text:span><text:span text:style-name="T21">s = new Socket(args[1], serverPort); <text:s text:c="3"/></text:span></text:p>
              <text:p text:style-name="P28"><text:span text:style-name="T21"><text:tab/></text:span><text:span text:style-name="T21"><text:tab/></text:span><text:span text:style-name="T21">DataInputStream in = new DataInputStream( s.getInputStream());</text:span></text:p>
              <text:p text:style-name="P28"><text:span text:style-name="T21"><text:tab/></text:span><text:span text:style-name="T21"><text:tab/></text:span><text:span text:style-name="T21">DataOutputStream out =</text:span></text:p>
              <text:p text:style-name="P28"><text:span text:style-name="T21"><text:tab/></text:span><text:span text:style-name="T21"><text:tab/></text:span><text:span text:style-name="T21"><text:tab/></text:span><text:span text:style-name="T21">new DataOutputStream( s.getOutputStream());</text:span></text:p>
              <text:p text:style-name="P28"><text:span text:style-name="T21"><text:tab/></text:span><text:span text:style-name="T21"><text:tab/></text:span><text:span text:style-name="T21">out.writeUTF(args[0]); <text:s text:c="7"/></text:span><text:span text:style-name="T21"><text:tab/></text:span><text:span text:style-name="T21">// UTF is a string encoding see Sn 4.3</text:span></text:p>
              <text:p text:style-name="P28"><text:span text:style-name="T21"><text:tab/></text:span><text:span text:style-name="T21"><text:tab/></text:span><text:span text:style-name="T21">String data = in.readUTF();</text:span><text:span text:style-name="T21"><text:tab/></text:span><text:span text:style-name="T21"> <text:s text:c="5"/></text:span></text:p>
              <text:p text:style-name="P28"><text:span text:style-name="T21"><text:tab/></text:span><text:span text:style-name="T21"><text:tab/></text:span><text:span text:style-name="T21">System.out.println("Received: "+ data) ; <text:s text:c="5"/></text:span></text:p>
              <text:p text:style-name="P28"><text:span text:style-name="T21"><text:s text:c="7"/></text:span><text:span text:style-name="T21"><text:tab/></text:span><text:span text:style-name="T21"> <text:s text:c="3"/></text:span><text:span text:style-name="T21">}catch (UnknownHostException e){</text:span></text:p>
              <text:p text:style-name="P28"><text:span text:style-name="T21"><text:tab/></text:span><text:span text:style-name="T21"><text:tab/></text:span><text:span text:style-name="T21"><text:tab/></text:span><text:span text:style-name="T21">System.out.println("Sock:"+e.getMessage()); </text:span></text:p>
              <text:p text:style-name="P28"><text:span text:style-name="T21"><text:tab/></text:span><text:span text:style-name="T21"> <text:s text:c="3"/></text:span><text:span text:style-name="T21">}catch (EOFException e){System.out.println("EOF:"+e.getMessage());</text:span></text:p>
              <text:p text:style-name="P28"><text:span text:style-name="T21"><text:s text:c="4"/></text:span><text:span text:style-name="T21"><text:tab/></text:span><text:span text:style-name="T21"> <text:s text:c="3"/></text:span><text:span text:style-name="T21">}catch (IOException e){System.out.println("IO:"+e.getMessage());}</text:span></text:p>
              <text:p text:style-name="P28"><text:span text:style-name="T21"><text:tab/></text:span><text:span text:style-name="T21">finally {if(s!=null) try {s.close();}catch (IOException e){System.out.println("close:"+e.getMessage());}}</text:span></text:p>
              <text:p text:style-name="P28"><text:span text:style-name="T21"><text:s text:c="2"/></text:span><text:span text:style-name="T21"><text:tab/></text:span><text:span text:style-name="T21">}</text:span></text:p>
              <text:p text:style-name="P27"><text:span text:style-name="T21">}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fa">
        <office:forms form:automatic-focus="false" form:apply-design-mode="false"/>
        <draw:frame presentation:style-name="pr17" draw:text-style-name="P26" draw:layer="layout" svg:width="13.225cm" svg:height="2.824cm" svg:x="0.446cm" svg:y="0.082cm" presentation:class="title" presentation:user-transformed="true">
          <draw:text-box>
            <text:list text:style-name="L2">
              <text:list-header>
                <text:p text:style-name="P16"><text:span text:style-name="T22">TCP server makes a connection for each client and then echoes the client’s <text:s/>request</text:span></text:p>
              </text:list-header>
            </text:list>
          </draw:text-box>
        </draw:frame>
        <draw:custom-shape draw:style-name="gr13" draw:text-style-name="P19" draw:layer="layout" svg:width="20.311cm" svg:height="10.817cm" svg:x="2.686cm" svg:y="5.615cm">
          <text:list text:style-name="L4">
            <text:list-header>
              <text:p text:style-name="P16"><text:span text:style-name="T13">import java.net.*;</text:span></text:p>
              <text:p text:style-name="P16"><text:span text:style-name="T13">import java.io.*;</text:span></text:p>
              <text:p text:style-name="P16"><text:span text:style-name="T13">public class TCPServer {</text:span></text:p>
              <text:p text:style-name="P16"><text:span text:style-name="T13"><text:s text:c="4"/></text:span><text:span text:style-name="T13">public static void main (String args[]) {</text:span></text:p>
              <text:p text:style-name="P18"><text:span text:style-name="T13"><text:tab/></text:span><text:span text:style-name="T13">try{</text:span></text:p>
              <text:p text:style-name="P18"><text:span text:style-name="T13"><text:tab/></text:span><text:span text:style-name="T13"><text:tab/></text:span><text:span text:style-name="T13">int serverPort = 7896; </text:span></text:p>
              <text:p text:style-name="P18"><text:span text:style-name="T13"><text:tab/></text:span><text:span text:style-name="T13"><text:tab/></text:span><text:span text:style-name="T13">ServerSocket listenSocket = new ServerSocket(serverPort);</text:span></text:p>
              <text:p text:style-name="P18"><text:span text:style-name="T13"><text:tab/></text:span><text:span text:style-name="T13"><text:tab/></text:span><text:span text:style-name="T13">while(true) {</text:span></text:p>
              <text:p text:style-name="P18"><text:span text:style-name="T13"><text:tab/></text:span><text:span text:style-name="T13"><text:tab/></text:span><text:span text:style-name="T13"><text:tab/></text:span><text:span text:style-name="T13">Socket clientSocket = listenSocket.accept();</text:span></text:p>
              <text:p text:style-name="P18"><text:span text:style-name="T13"><text:tab/></text:span><text:span text:style-name="T13"><text:tab/></text:span><text:span text:style-name="T13"><text:tab/></text:span><text:span text:style-name="T13">Connection c = new Connection(clientSocket);</text:span></text:p>
              <text:p text:style-name="P18"><text:span text:style-name="T13"><text:tab/></text:span><text:span text:style-name="T13"><text:tab/></text:span><text:span text:style-name="T13">}</text:span></text:p>
              <text:p text:style-name="P18"><text:span text:style-name="T13"><text:tab/></text:span><text:span text:style-name="T13">} catch(IOException e) {System.out.println("Listen :"+e.getMessage());}</text:span></text:p>
              <text:p text:style-name="P16"><text:span text:style-name="T13"><text:s text:c="4"/></text:span><text:span text:style-name="T13">}</text:span></text:p>
              <text:p text:style-name="P16"><text:span text:style-name="T13">}</text:span></text:p>
              <text:p text:style-name="P16"><text:span text:style-name="T13"/></text:p>
              <text:p text:style-name="P16"><text:span text:style-name="T13">// this figure continues on the next slid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fa">
        <office:forms form:automatic-focus="false" form:apply-design-mode="false"/>
        <draw:frame presentation:style-name="pr18" draw:text-style-name="P30" draw:layer="layout" svg:width="12.451cm" svg:height="2.541cm" svg:x="1.22cm" svg:y="0.4cm" presentation:class="title" presentation:user-transformed="true">
          <draw:text-box>
            <text:list text:style-name="L2">
              <text:list-header>
                <text:p text:style-name="P16"><text:span text:style-name="T17">continued</text:span></text:p>
              </text:list-header>
            </text:list>
          </draw:text-box>
        </draw:frame>
        <draw:custom-shape draw:style-name="gr14" draw:text-style-name="P19" draw:layer="layout" svg:width="22.44cm" svg:height="14.197cm" svg:x="2.524cm" svg:y="4.72cm">
          <text:list text:style-name="L4">
            <text:list-header>
              <text:p text:style-name="P16"><text:span text:style-name="T13">class Connection extends Thread {</text:span></text:p>
              <text:p text:style-name="P18"><text:span text:style-name="T13"><text:tab/></text:span><text:span text:style-name="T13">DataInputStream in;</text:span></text:p>
              <text:p text:style-name="P18"><text:span text:style-name="T13"><text:tab/></text:span><text:span text:style-name="T13">DataOutputStream out;</text:span></text:p>
              <text:p text:style-name="P18"><text:span text:style-name="T13"><text:tab/></text:span><text:span text:style-name="T13">Socket clientSocket;</text:span></text:p>
              <text:p text:style-name="P18"><text:span text:style-name="T13"><text:tab/></text:span><text:span text:style-name="T13">public Connection (Socket aClientSocket) {</text:span></text:p>
              <text:p text:style-name="P18"><text:span text:style-name="T13"><text:tab/></text:span><text:span text:style-name="T13"> <text:s text:c="3"/></text:span><text:span text:style-name="T13">try {</text:span></text:p>
              <text:p text:style-name="P18"><text:span text:style-name="T13"><text:tab/></text:span><text:span text:style-name="T13"><text:tab/></text:span><text:span text:style-name="T13">clientSocket = aClientSocket;</text:span></text:p>
              <text:p text:style-name="P18"><text:span text:style-name="T13"><text:tab/></text:span><text:span text:style-name="T13"><text:tab/></text:span><text:span text:style-name="T13">in = new DataInputStream( clientSocket.getInputStream());</text:span></text:p>
              <text:p text:style-name="P18"><text:span text:style-name="T13"><text:tab/></text:span><text:span text:style-name="T13"><text:tab/></text:span><text:span text:style-name="T13">out =new DataOutputStream( clientSocket.getOutputStream());</text:span></text:p>
              <text:p text:style-name="P18"><text:span text:style-name="T13"><text:tab/></text:span><text:span text:style-name="T13"><text:tab/></text:span><text:span text:style-name="T13">this.start();</text:span></text:p>
              <text:p text:style-name="P18"><text:span text:style-name="T13"><text:tab/></text:span><text:span text:style-name="T13"> <text:s text:c="4"/></text:span><text:span text:style-name="T13">} catch(IOException e) <text:s/>{System.out.println("Connection:"+e.getMessage());}</text:span></text:p>
              <text:p text:style-name="P18"><text:span text:style-name="T13"><text:tab/></text:span><text:span text:style-name="T13">}</text:span></text:p>
              <text:p text:style-name="P18"><text:span text:style-name="T13"><text:tab/></text:span><text:span text:style-name="T13">public void run(){</text:span></text:p>
              <text:p text:style-name="P18"><text:span text:style-name="T13"><text:tab/></text:span><text:span text:style-name="T13"> <text:s text:c="3"/></text:span><text:span text:style-name="T13">try {</text:span><text:span text:style-name="T13"><text:tab/></text:span><text:span text:style-name="T13"><text:tab/></text:span><text:span text:style-name="T13"><text:tab/></text:span><text:span text:style-name="T13"> <text:s text:c="16"/>// an echo server</text:span></text:p>
              <text:p text:style-name="P18"><text:span text:style-name="T13"><text:tab/></text:span><text:span text:style-name="T13"><text:tab/></text:span><text:span text:style-name="T13">String data = in.readUTF();</text:span><text:span text:style-name="T13"><text:tab/></text:span><text:span text:style-name="T13"> <text:s text:c="16"/></text:span></text:p>
              <text:p text:style-name="P18"><text:span text:style-name="T13"><text:tab/></text:span><text:span text:style-name="T13"><text:tab/></text:span><text:span text:style-name="T13">out.writeUTF(data);</text:span></text:p>
              <text:p text:style-name="P18"><text:span text:style-name="T13"><text:tab/></text:span><text:span text:style-name="T13"> <text:s text:c="3"/></text:span><text:span text:style-name="T13">} catch(EOFException e) {System.out.println("EOF:"+e.getMessage());</text:span></text:p>
              <text:p text:style-name="P18"><text:span text:style-name="T13"><text:tab/></text:span><text:span text:style-name="T13"> <text:s text:c="3"/></text:span><text:span text:style-name="T13">} catch(IOException e) {System.out.println("IO:"+e.getMessage());}</text:span></text:p>
              <text:p text:style-name="P18"><text:span text:style-name="T13"><text:tab/></text:span><text:span text:style-name="T13"> <text:s text:c="2"/></text:span><text:span text:style-name="T13">finally{ try {clientSocket.close();}catch (IOException e){/*close failed*/}}</text:span></text:p>
              <text:p text:style-name="P18"><text:span text:style-name="T13"><text:tab/></text:span><text:span text:style-name="T13">}</text:span></text:p>
              <text:p text:style-name="P16"><text:span text:style-name="T13">}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Times" svg:font-family="Times" style:font-family-generic="modern" style:font-pitch="variable"/>
    <style:font-face style:name="ヒラギノ角ゴ ProN W31" svg:font-family="'ヒラギノ角ゴ ProN W3'" style:font-family-generic="moder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ヒラギノ角ゴ ProN W3" svg:font-family="'ヒラギノ角ゴ ProN W3'" style:font-family-generic="roman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S PGothic" svg:font-family="'MS PGothic'" style:font-family-generic="swiss" style:font-pitch="variable"/>
    <style:font-face style:name="Myriad Pro" svg:font-family="'Myriad Pro'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OpenSymbol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styles>
    <draw:fill-image draw:name="Bitmap_20_1" draw:display-name="Bitmap 1" xlink:href="Pictures/10000000000003E8000002EE4BFC4544.jpg" xlink:type="simple" xlink:show="embed" xlink:actuate="onLoad"/>
    <draw:fill-image draw:name="Bitmap_20_2" draw:display-name="Bitmap 2" xlink:href="Pictures/100000000000034A00000253CE752D6D.jpg" xlink:type="simple" xlink:show="embed" xlink:actuate="onLoad"/>
    <draw:fill-image draw:name="Bitmap_20_3" draw:display-name="Bitmap 3" xlink:href="Pictures/10000201000005B80000044C18D092A4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DejaVu Serif" fo:font-family="'DejaVu Serif'" style:font-family-generic="roman" style:font-pitch="variable" fo:font-size="12pt" fo:language="en" fo:country="US" style:font-name-asian="OpenSymbol2" style:font-family-asian="OpenSymbol, 'Arial Unicode MS'" style:language-asian="en" style:country-asian="US" style:font-name-complex="DejaVu Serif" style:font-family-complex="'DejaVu Serif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fo:font-style="italic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none"/>
      <style:text-properties fo:font-size="12pt" fo:language="en" fo:country="US" style:language-asian="en" style:country-asian="US" style:font-size-complex="12pt"/>
    </style:style>
    <style:style style:name="Title1_7e_LT_7e_Gliederung_20_1" style:display-name="Title1~LT~Gliederung 1" style:family="graphic">
      <style:paragraph-properties fo:margin-left="1.681cm" fo:margin-right="0cm" fo:margin-top="0.374cm" fo:margin-bottom="0cm" fo:line-height="100%" fo:text-align="start" fo:text-indent="-1.681cm" style:text-autospace="none" style:writing-mode="lr-tb">
        <style:tab-stops>
          <style:tab-stop style:position="0cm"/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1.401cm" fo:margin-right="0cm" fo:margin-top="0.374cm" fo:margin-bottom="0cm" fo:line-height="100%" fo:text-align="start" fo:text-indent="-1.401cm" style:text-autospace="none" style:writing-mode="lr-tb">
        <style:tab-stops>
          <style:tab-stop style:position="0cm"/>
          <style:tab-stop style:position="3.08cm"/>
          <style:tab-stop style:position="7.56cm"/>
          <style:tab-stop style:position="12.04cm"/>
          <style:tab-stop style:position="16.521cm"/>
          <style:tab-stop style:position="21.001cm"/>
          <style:tab-stop style:position="25.481cm"/>
          <style:tab-stop style:position="29.961cm"/>
          <style:tab-stop style:position="34.442cm"/>
          <style:tab-stop style:position="38.922cm"/>
          <style:tab-stop style:position="43.402cm"/>
          <style:tab-stop style:position="47.88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4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4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1.12cm" fo:margin-right="0cm" fo:margin-top="0.249cm" fo:margin-bottom="0cm" fo:line-height="100%" fo:text-align="start" fo:text-indent="-1.12cm" style:text-autospace="none" style:writing-mode="lr-tb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1.12cm" fo:margin-right="0cm" fo:margin-top="0.249cm" fo:margin-bottom="0cm" fo:line-height="100%" fo:text-align="start" fo:text-indent="-1.12cm" style:text-autospace="none" style:writing-mode="lr-tb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1.12cm" fo:margin-right="0cm" fo:margin-top="0.249cm" fo:margin-bottom="0cm" fo:line-height="100%" fo:text-align="start" fo:text-indent="-1.12cm" style:text-autospace="none" style:writing-mode="lr-tb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1.12cm" fo:margin-right="0cm" fo:margin-top="0.249cm" fo:margin-bottom="0cm" fo:line-height="100%" fo:text-align="start" fo:text-indent="-1.12cm" style:text-autospace="none" style:writing-mode="lr-tb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1.12cm" fo:margin-right="0cm" fo:margin-top="0.249cm" fo:margin-bottom="0cm" fo:line-height="100%" fo:text-align="start" fo:text-indent="-1.12cm" style:text-autospace="none" style:writing-mode="lr-tb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1.12cm" fo:margin-right="0cm" fo:margin-top="0.249cm" fo:margin-bottom="0cm" fo:line-height="100%" fo:text-align="start" fo:text-indent="-1.12cm" style:text-autospace="none" style:writing-mode="lr-tb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1.12cm" fo:margin-right="0cm" fo:margin-top="0.249cm" fo:margin-bottom="0cm" fo:line-height="100%" fo:text-align="start" fo:text-indent="-1.12cm" style:text-autospace="none" style:writing-mode="lr-tb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.192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284cm"/>
          <style:tab-stop style:position="8.765cm"/>
          <style:tab-stop style:position="13.245cm"/>
          <style:tab-stop style:position="17.725cm"/>
          <style:tab-stop style:position="22.206cm"/>
          <style:tab-stop style:position="26.686cm"/>
          <style:tab-stop style:position="31.166cm"/>
          <style:tab-stop style:position="35.646cm"/>
          <style:tab-stop style:position="40.127cm"/>
          <style:tab-stop style:position="44.607cm"/>
          <style:tab-stop style:position="49.087cm"/>
        </style:tab-stops>
      </style:paragraph-properties>
      <style:text-properties fo:color="#ff3300" style:text-outline="false" style:text-line-through-style="none" style:text-line-through-type="none" style:font-name="ヒラギノ角ゴ ProN W31" fo:font-family="'ヒラギノ角ゴ ProN W3'" style:font-family-generic="modern" style:font-pitch="variable" fo:font-size="20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0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374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swiss" style:font-pitch="variable" fo:font-size="1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2pt" style:font-style-asian="normal" style:font-weight-asian="normal" style:font-name-complex="Arial Unicode MS1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justify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FG-Diego-background" style:family="presentation">
      <style:graphic-properties draw:stroke="none" draw:fill="none"/>
      <style:text-properties style:letter-kerning="true"/>
    </style:style>
    <style:style style:name="UFG-Die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FG-Die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FG-Diego-outline1" style:family="presentation">
      <style:graphic-properties draw:stroke="none" draw:fill="none">
        <text:list-style style:name="UFG-Diego-outline1">
          <text:list-level-style-image text:level="1" xlink:href="Pictures/100002000000000A0000000AC6B10163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C6B10163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C6B10163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C6B10163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C6B10163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C6B10163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C6B10163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C6B10163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C6B10163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C6B10163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fo:color="#0047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outline2" style:family="presentation" style:parent-style-name="UFG-Diego-outline1">
      <style:paragraph-properties fo:margin-top="0cm" fo:margin-bottom="0.4cm"/>
      <style:text-properties fo:color="#0047ff" fo:font-size="28pt" style:font-size-asian="28pt" style:font-size-complex="28pt"/>
    </style:style>
    <style:style style:name="UFG-Diego-outline3" style:family="presentation" style:parent-style-name="UFG-Diego-outline2">
      <style:paragraph-properties fo:margin-top="0cm" fo:margin-bottom="0.3cm"/>
      <style:text-properties fo:color="#0047ff" fo:font-size="24pt" style:font-size-asian="24pt" style:font-size-complex="24pt"/>
    </style:style>
    <style:style style:name="UFG-Diego-outline4" style:family="presentation" style:parent-style-name="UFG-Diego-outline3">
      <style:paragraph-properties fo:margin-top="0cm" fo:margin-bottom="0.2cm"/>
      <style:text-properties fo:color="#0047ff" fo:font-size="20pt" style:font-size-asian="20pt" style:font-size-complex="20pt"/>
    </style:style>
    <style:style style:name="UFG-Diego-outline5" style:family="presentation" style:parent-style-name="UFG-Diego-outline4">
      <style:paragraph-properties fo:margin-top="0cm" fo:margin-bottom="0.1cm"/>
      <style:text-properties fo:color="#0047ff" fo:font-size="20pt" style:font-size-asian="20pt" style:font-size-complex="20pt"/>
    </style:style>
    <style:style style:name="UFG-Diego-outline6" style:family="presentation" style:parent-style-name="UFG-Diego-outline5">
      <style:paragraph-properties fo:margin-top="0cm" fo:margin-bottom="0.1cm"/>
      <style:text-properties fo:color="#0047ff" fo:font-size="20pt" style:font-size-asian="20pt" style:font-size-complex="20pt"/>
    </style:style>
    <style:style style:name="UFG-Diego-outline7" style:family="presentation" style:parent-style-name="UFG-Diego-outline6">
      <style:paragraph-properties fo:margin-top="0cm" fo:margin-bottom="0.1cm"/>
      <style:text-properties fo:color="#0047ff" fo:font-size="20pt" style:font-size-asian="20pt" style:font-size-complex="20pt"/>
    </style:style>
    <style:style style:name="UFG-Diego-outline8" style:family="presentation" style:parent-style-name="UFG-Diego-outline7">
      <style:paragraph-properties fo:margin-top="0cm" fo:margin-bottom="0.1cm"/>
      <style:text-properties fo:color="#0047ff" fo:font-size="20pt" style:font-size-asian="20pt" style:font-size-complex="20pt"/>
    </style:style>
    <style:style style:name="UFG-Diego-outline9" style:family="presentation" style:parent-style-name="UFG-Diego-outline8">
      <style:paragraph-properties fo:margin-top="0cm" fo:margin-bottom="0.1cm"/>
      <style:text-properties fo:color="#0047ff" fo:font-size="20pt" style:font-size-asian="20pt" style:font-size-complex="20pt"/>
    </style:style>
    <style:style style:name="UFG-Diego-subtitle" style:family="presentation">
      <style:graphic-properties draw:stroke="none" draw:fill="none" draw:textarea-vertical-align="middle">
        <text:list-style style:name="UFG-Die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title" style:family="presentation">
      <style:graphic-properties draw:stroke="none" draw:fill="none" draw:textarea-vertical-align="middle">
        <text:list-style style:name="UFG-Die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fa-background" style:family="presentation">
      <style:graphic-properties draw:stroke="none" draw:fill="bitmap" draw:fill-image-name="Bitmap_20_3" style:repeat="stretch"/>
      <style:text-properties style:letter-kerning="true"/>
    </style:style>
    <style:style style:name="alf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f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lfa-outline1" style:family="presentation">
      <style:graphic-properties draw:stroke="none" draw:fill="none">
        <text:list-style style:name="alf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outline2" style:family="presentation" style:parent-style-name="alf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fa-outline3" style:family="presentation" style:parent-style-name="alf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fa-outline4" style:family="presentation" style:parent-style-name="alf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fa-outline5" style:family="presentation" style:parent-style-name="alf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6" style:family="presentation" style:parent-style-name="alf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7" style:family="presentation" style:parent-style-name="alf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8" style:family="presentation" style:parent-style-name="alf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9" style:family="presentation" style:parent-style-name="alf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subtitle" style:family="presentation">
      <style:graphic-properties draw:stroke="none" draw:fill="none" draw:textarea-vertical-align="middle">
        <text:list-style style:name="alf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title" style:family="presentation">
      <style:graphic-properties draw:stroke="none" draw:fill="none" draw:textarea-vertical-align="middle">
        <text:list-style style:name="alf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FG-Die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UFG-Die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UFG-Die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fa-backgroundobjects">
      <style:graphic-properties draw:stroke="none" draw:fill="none" draw:fill-color="#ffffff" draw:auto-grow-height="false" fo:min-height="1.449cm"/>
    </style:style>
    <style:style style:name="Mpr8" style:family="presentation" style:parent-style-name="alfa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f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color="#ffffff" fo:font-size="28pt" style:font-size-asian="28pt" style:font-size-complex="28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4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FG-Diego" style:page-layout-name="PM1" draw:style-name="Mdp2">
      <office:forms form:automatic-focus="false" form:apply-design-mode="false"/>
      <draw:frame presentation:style-name="UFG-Diego-title" draw:layer="backgroundobjects" svg:width="15.5cm" svg:height="3.163cm" svg:x="3.672cm" svg:y="0.837cm" presentation:class="title" presentation:placeholder="true">
        <draw:text-box/>
      </draw:frame>
      <draw:frame presentation:style-name="UFG-Dieg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242cm" svg:height="4cm" svg:x="0.258cm" svg:y="0.6cm">
        <draw:image xlink:href="Pictures/100002010000103F00000220A0830ACE.png" xlink:type="simple" xlink:show="embed" xlink:actuate="onLoad">
          <text:p/>
        </draw:image>
      </draw:frame>
      <presentation:notes style:page-layout-name="PM2">
        <draw:page-thumbnail presentation:style-name="UFG-Diego-title" draw:layer="backgroundobjects" svg:width="14.848cm" svg:height="11.135cm" svg:x="3.075cm" svg:y="2.257cm" presentation:class="page"/>
        <draw:frame presentation:style-name="UFG-Die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fa" style:page-layout-name="PM1" draw:style-name="Mdp3">
      <office:forms form:automatic-focus="false" form:apply-design-mode="false"/>
      <draw:frame presentation:style-name="alfa-title" draw:layer="backgroundobjects" svg:width="13.411cm" svg:height="2.743cm" svg:x="0.114cm" svg:y="0.19cm" presentation:class="title" presentation:placeholder="true">
        <draw:text-box/>
      </draw:frame>
      <draw:frame presentation:style-name="alfa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9" draw:layer="backgroundobjects" svg:width="9.42cm" svg:height="0.883cm" svg:x="0.676cm" svg:y="20.268cm" presentation:class="date-time">
        <draw:text-box>
          <text:p text:style-name="MP8"><text:span text:style-name="MT2">Prof. Me. Diego Guedes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fa-title" draw:layer="backgroundobjects" svg:width="14.848cm" svg:height="11.135cm" svg:x="3.075cm" svg:y="2.257cm" presentation:class="page"/>
        <draw:frame presentation:style-name="alf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eber Cardoso</meta:initial-creator>
    <meta:creation-date>2009-07-27T15:41:58</meta:creation-date>
    <meta:editing-duration>P4DT4H6M43S</meta:editing-duration>
    <meta:editing-cycles>626</meta:editing-cycles>
    <dc:date>2017-12-07T15:50:28.038653000</dc:date>
    <meta:generator>LibreOffice/4.4.2.2$MacOSX_X86_64 LibreOffice_project/c4c7d32d0d49397cad38d62472b0bc8acff48dd6</meta:gener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